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номер изображения</text:p>
          </table:table-cell>
          <table:table-cell office:value-type="string" calcext:value-type="string">
            <text:p>наличие объекта</text:p>
          </table:table-cell>
          <table:table-cell office:value-type="string" calcext:value-type="string">
            <text:p>результат распознавания алгоритмом</text:p>
          </table:table-cell>
          <table:table-cell/>
          <table:table-cell office:value-type="string" calcext:value-type="string">
            <text:p>истина/ложь</text:p>
          </table:table-cell>
          <table:table-cell/>
          <table:table-cell office:value-type="string" calcext:value-type="string">
            <text:p>вероятность верного распознания среди всех</text:p>
          </table:table-cell>
          <table:table-cell office:value-type="string" calcext:value-type="string">
            <text:p>среди лиц</text:p>
          </table:table-cell>
          <table:table-cell office:value-type="string" calcext:value-type="string">
            <text:p>среди нелиц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2]=[.C2];1;0)" office:value-type="float" office:value="1" calcext:value-type="float">
            <text:p>1</text:p>
          </table:table-cell>
          <table:table-cell/>
          <table:table-cell table:formula="of:=SUM([.E2:.E49]) / 48" office:value-type="float" office:value="0.708333333333333" calcext:value-type="float">
            <text:p>0,7083333333</text:p>
          </table:table-cell>
          <table:table-cell table:formula="of:=SUM([.E2:.E25])/24" office:value-type="float" office:value="0.833333333333333" calcext:value-type="float">
            <text:p>0,8333333333</text:p>
          </table:table-cell>
          <table:table-cell table:formula="of:=SUM([.E26:.E49])/24" office:value-type="float" office:value="0.583333333333333" calcext:value-type="float">
            <text:p>0,5833333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IF([.B3]=[.C3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4]=[.C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5]=[.C5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6]=[.C6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7]=[.C7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8]=[.C8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9]=[.C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0]=[.C10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1]=[.C11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2]=[.C12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3]=[.C13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4]=[.C1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5]=[.C15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6]=[.C16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7]=[.C17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8]=[.C18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19]=[.C1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20]=[.C20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21]=[.C21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22]=[.C22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23]=[.C23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24]=[.C24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B25]=[.C25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26]=[.C26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27]=[.C27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8]=[.C28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29]=[.C29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0]=[.C30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]=[.C31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]=[.C32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3]=[.C33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]=[.C3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5]=[.C35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6]=[.C36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7]=[.C37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]=[.C38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9]=[.C39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40]=[.C40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]=[.C41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42]=[.C42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43]=[.C43]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]=[.C44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]=[.C45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]=[.C46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]=[.C47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]=[.C48]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]=[.C49];1;0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0:45:51.565839924</meta:creation-date>
    <dc:date>2016-12-18T01:39:05.703150092</dc:date>
    <meta:editing-duration>PT2M3S</meta:editing-duration>
    <meta:editing-cycles>1</meta:editing-cycles>
    <meta:document-statistic meta:table-count="1" meta:cell-count="202" meta:object-count="0"/>
    <meta:generator>LibreOffice/5.1.4.2$Linux_X86_64 LibreOffice_project/10m0$Build-2</meta:generator>
  </office:meta>
</office:document-meta>
</file>